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9452" officeooo:paragraph-rsid="000694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397" officeooo:paragraph-rsid="0014f3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397" officeooo:paragraph-rsid="00167f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67f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7f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7fb5" officeooo:paragraph-rsid="00167f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style:font-name="Arial" fo:font-size="11pt" officeooo:paragraph-rsid="00167fb5" style:font-size-asian="11pt" style:font-name-complex="Arial1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e3a" officeooo:paragraph-rsid="00174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f3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ID</text:p>
          </table:table-cell>
          <table:table-cell table:style-name="Tabelle2.B1" office:value-type="string">
            <text:p text:style-name="P6">3</text:p>
          </table:table-cell>
        </table:table-row>
        <table:table-row>
          <table:table-cell table:style-name="Tabelle2.A2" office:value-type="string">
            <text:p text:style-name="P4">Name</text:p>
          </table:table-cell>
          <table:table-cell table:style-name="Tabelle2.B2" office:value-type="string">
            <text:p text:style-name="P2">Anlegen eines Tickets</text:p>
          </table:table-cell>
        </table:table-row>
        <table:table-row>
          <table:table-cell table:style-name="Tabelle2.A2" office:value-type="string">
            <text:p text:style-name="P4">Beschreibung</text:p>
          </table:table-cell>
          <table:table-cell table:style-name="Tabelle2.B2" office:value-type="string">
            <text:p text:style-name="P3">Ich als Nutzer möchte über die Website ein neues Ticket anlegen können.</text:p>
          </table:table-cell>
        </table:table-row>
        <table:table-row>
          <table:table-cell table:style-name="Tabelle2.A2" office:value-type="string">
            <text:p text:style-name="P4">Akzeptanzkriterium</text:p>
          </table:table-cell>
          <table:table-cell table:style-name="Tabelle2.B2" office:value-type="string">
            <text:p text:style-name="P1">-<text:span text:style-name="T1">Auf der Ticketübersicht befindet sich ein Knopf zum Anlegen eines neuen Tickets</text:span></text:p>
            <text:p text:style-name="P1">- <text:span text:style-name="T1">Nach dem Drücken des Knopfes öffnet sich ein neues Fenster/eine neue Seite, über das der Name und die Beschreibung des Tickets eingegeben werden können</text:span></text:p>
            <text:p text:style-name="P1">- <text:span text:style-name="T1">Das Ticket wird daraufhin mit den übergebenen Informationen in die Datenbank hinzugefügt und die Felder zum Status, des Anlegedatums und der letzten Bearbeitung werden automatisch gefüllt</text:span></text:p>
          </table:table-cell>
        </table:table-row>
        <table:table-row>
          <table:table-cell table:style-name="Tabelle2.A2" office:value-type="string">
            <text:p text:style-name="P4">Geschätzter Aufwand</text:p>
          </table:table-cell>
          <table:table-cell table:style-name="Tabelle2.B2" office:value-type="string">
            <text:p text:style-name="P6">3 SP</text:p>
          </table:table-cell>
        </table:table-row>
        <table:table-row>
          <table:table-cell table:style-name="Tabelle2.A2" office:value-type="string">
            <text:p text:style-name="P4">Entwickler</text:p>
          </table:table-cell>
          <table:table-cell table:style-name="Tabelle2.B2" office:value-type="string">
            <text:p text:style-name="P6">Frederik</text:p>
          </table:table-cell>
        </table:table-row>
        <table:table-row>
          <table:table-cell table:style-name="Tabelle2.A2" office:value-type="string">
            <text:p text:style-name="P4">Umgesetzt in Iteration</text:p>
          </table:table-cell>
          <table:table-cell table:style-name="Tabelle2.B2" office:value-type="string">
            <text:p text:style-name="P6">2</text:p>
          </table:table-cell>
        </table:table-row>
        <table:table-row>
          <table:table-cell table:style-name="Tabelle2.A2" office:value-type="string">
            <text:p text:style-name="P4">Tatsächlicher Aufwand</text:p>
          </table:table-cell>
          <table:table-cell table:style-name="Tabelle2.B2" office:value-type="string">
            <text:p text:style-name="P8">4</text:p>
          </table:table-cell>
        </table:table-row>
        <table:table-row>
          <table:table-cell table:style-name="Tabelle2.A2" office:value-type="string">
            <text:p text:style-name="P4">Velocity(Std./Story Point)</text:p>
          </table:table-cell>
          <table:table-cell table:style-name="Tabelle2.B2" office:value-type="string">
            <text:p text:style-name="P8">4/3</text:p>
          </table:table-cell>
        </table:table-row>
        <table:table-row>
          <table:table-cell table:style-name="Tabelle2.A2" office:value-type="string">
            <text:p text:style-name="P4">Bemerkung</text:p>
          </table:table-cell>
          <table:table-cell table:style-name="Tabelle2.B2"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WW-Default_20_Paragraph_20_Font" style:display-name="WW-Default Paragraph Font" style:family="text"/>
    <style:style style:name="Absatz-Standardschriftart" style:family="text"/>
    <style:style style:name="Default_20_Paragraph_20_Font" style:display-name="Default Paragraph Font" style:family="text"/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8:57:06.190000000</meta:creation-date>
    <dc:date>2019-03-11T15:06:41.213000000</dc:date>
    <meta:editing-duration>PT4M49S</meta:editing-duration>
    <meta:editing-cycles>3</meta:editing-cycles>
    <meta:generator>LibreOffice/6.2.1.2$Windows_X86_64 LibreOffice_project/7bcb35dc3024a62dea0caee87020152d1ee96e71</meta:generator>
    <meta:document-statistic meta:table-count="1" meta:image-count="0" meta:object-count="0" meta:page-count="1" meta:paragraph-count="21" meta:word-count="101" meta:character-count="675" meta:non-whitespace-character-count="595"/>
  </office:meta>
</office:document-meta>
</file>